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paragraph-properties fo:text-align="start" style:justify-single-word="false"/>
      <style:text-properties fo:font-weight="bold" officeooo:rsid="0018a170" officeooo:paragraph-rsid="0018a170" style:font-weight-asian="bold" style:font-weight-complex="bold"/>
    </style:style>
    <style:style style:name="P2" style:family="paragraph" style:parent-style-name="Standard">
      <style:paragraph-properties fo:text-align="start" style:justify-single-word="false"/>
      <style:text-properties fo:font-weight="bold" officeooo:rsid="0018a170" officeooo:paragraph-rsid="0018a170" style:font-weight-asian="bold" style:font-weight-complex="bold"/>
    </style:style>
    <style:style style:name="P3" style:family="paragraph" style:parent-style-name="Standard">
      <style:paragraph-properties fo:text-align="start" style:justify-single-word="false"/>
      <style:text-properties fo:font-weight="bold" officeooo:rsid="001979de" officeooo:paragraph-rsid="001979de" style:font-weight-asian="bold" style:font-weight-complex="bold"/>
    </style:style>
    <style:style style:name="P4" style:family="paragraph" style:parent-style-name="Standard">
      <style:paragraph-properties fo:margin-left="1.251cm" fo:margin-right="0cm" fo:text-align="center" style:justify-single-word="false" fo:text-indent="0cm" style:auto-text-indent="false"/>
      <style:text-properties officeooo:rsid="0016f5ae" officeooo:paragraph-rsid="0016f5ae"/>
    </style:style>
    <style:style style:name="P5" style:family="paragraph" style:parent-style-name="Standard">
      <style:paragraph-properties fo:margin-left="1.251cm" fo:margin-right="0cm" fo:text-align="start" style:justify-single-word="false" fo:text-indent="0cm" style:auto-text-indent="false"/>
      <style:text-properties officeooo:rsid="0016f5ae" officeooo:paragraph-rsid="0016f5ae"/>
    </style:style>
    <style:style style:name="P6" style:family="paragraph" style:parent-style-name="Standard">
      <style:paragraph-properties fo:margin-left="1.251cm" fo:margin-right="0cm" fo:text-align="start" style:justify-single-word="false" fo:text-indent="0cm" style:auto-text-indent="false"/>
      <style:text-properties fo:font-weight="bold" officeooo:rsid="0016f5ae" officeooo:paragraph-rsid="0016f5ae" style:font-weight-asian="bold" style:font-weight-complex="bold"/>
    </style:style>
    <style:style style:name="P7" style:family="paragraph" style:parent-style-name="Standard">
      <style:paragraph-properties fo:margin-left="1.251cm" fo:margin-right="0cm" fo:text-align="start" style:justify-single-word="false" fo:text-indent="0cm" style:auto-text-indent="false"/>
      <style:text-properties fo:font-weight="normal" officeooo:rsid="0018a170" officeooo:paragraph-rsid="0018a170" style:font-weight-asian="normal" style:font-weight-complex="normal"/>
    </style:style>
    <style:style style:name="T1" style:family="text">
      <style:text-properties officeooo:rsid="0018a170"/>
    </style:style>
    <style:style style:name="T2" style:family="text">
      <style:text-properties fo:font-weight="normal" style:font-weight-asian="normal" style:font-weight-complex="normal"/>
    </style:style>
    <style:style style:name="T3" style:family="text">
      <style:text-properties fo:font-weight="normal" officeooo:rsid="0019487c"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álise da Estrutura do sistema Linux</text:p>
      <text:p text:style-name="P5"/>
      <text:p text:style-name="P5"/>
      <text:p text:style-name="P6">História</text:p>
      <text:p text:style-name="P5"/>
      <text:p text:style-name="P5">O sistema linux é uma versão do UNIX que tem ganhado popularidade nos últimos anos. Teve seu desenvolvimento começado em 1991 por Linus Torvalds. No início do seu desenvolvimento o código fonte do Linux estava disponível gratuitamente pela internet. Como resultado, a história do sistema se destacou pela sua colaboração de usuários do mundo inteiro, quase que exclusivamente pela internet. Em seus primórdios, o desenvolvimento do linux estava concentrado unicamente no kernel, o núcleo responsável pelo gerenciamento dos recursoso do sistema e que interagem com o hardware do computador. <text:line-break/>É importante <text:s/>saber diferenciar um kernel linux de um sistema linux. Um kernel linux é um pedaço inteiamente original do software desenvolvido no início da década de 90 pela comunidade Linux. Um sistema Linux, como nós conhecemos hoje, inclui uma variedade de componentes, alguns escfritos do zero, outros copiados de outros projetos de desenvolvimento, e outros criados ainda em colaboração com outros times. </text:p>
      <text:p text:style-name="P5"/>
      <text:p text:style-name="P6"><text:span text:style-name="T1">Componentes do </text:span>Sistema Linux</text:p>
      <text:p text:style-name="P6"/>
      <text:p text:style-name="P7">O sistema linux pode ser dividido em tres grandes corpos de código, todos com implementações tradicionais do UNIX:</text:p>
      <text:p text:style-name="P7"/>
      <text:list xml:id="list5995458245667216617" text:style-name="L1">
        <text:list-item>
          <text:p text:style-name="P1">Kernel.<text:span text:style-name="T2">O Kernel é responsável por manter toda abstração importante do sistema operacional, incluindo memória virtual e os processos.</text:span></text:p>
        </text:list-item>
        <text:list-item>
          <text:p text:style-name="P1">Bibliotecas do Sistema. <text:span text:style-name="T2">As bibliotecas do sistema definem o padrão de funções pelas quais as aplicações podem interagir com o kernel. Essas funções implementam muito das funcionalidades do sistema operacional que não precisam de privilégio do código do kernel.</text:span></text:p>
        </text:list-item>
        <text:list-item>
          <text:p text:style-name="P1">Utilidades do Sistema.<text:span text:style-name="T2"> Programas de utilidade do sistema são programas que fazem serviços ou tarefas individuais e especializadas de gerenciamento. Alguns deles podem ser chamados uma única vez para configurar alguns aspectos do sistema.</text:span></text:p>
        </text:list-item>
      </text:list>
      <text:p text:style-name="P2"/>
      <text:p text:style-name="P2"><text:tab/><text:span text:style-name="T3">O sistema pode ser dividido em: Módulos carregáveis pelo kernel, Kernel do Linux, bibliotecas compartilhadas pelo sistema, Programas de gerenciamento do sistema, processos do usuário, programas de utilidade ao usuário e compiladores. É importante distinguir o kernel de todo resto. Todo código do kernel é executado em um modo privilegiado com acesso a todos recursos do computador, chamado de modo kernel. Essa visão se baseia no princípio de performance, sendo o código do kernel uma grande biblioteca monolítica. Isso se explica pois dessa forma porque estando o código em um único endereço, não é necessário mudanças de contexto quando um processo chama uma função do sistema operacional ou quando uma interrupção de hardware é entregue.</text:span></text:p>
      <text:p text:style-name="P2"><text:span text:style-name="T3"/></text:p>
      <text:p text:style-name="P3"><text:tab/>Gerencia de processos</text:p>
      <text:p text:style-name="P3"/>
      <text:p text:style-name="P3"><text:tab/><text:span text:style-name="T2">Processos são um contexto básico pelo qual todas atividades ou requisições de usuários são entregues dentro do sistema operacional. Para ser compatíveis com outro sistemas UNIX, Linux precisa usar um modelo de processo similar para as outros versões do UNIX. <text:s/>O princípio básico de gerencimaneto de processos do sistema UNIX <text:s/>é dividido em duas operações: a criação de processos e a execução de um novo programa. Um novo programa é chamado pela função fork(), uma chamada de sistema, e a execução de um novo programa pela chamada de sistema exec(). <text:line-break/></text:span></text:p>
      <text:p text:style-name="P3"><text:soft-page-break/><text:span text:style-name="T2"><text:tab/></text:span>Processos e Threads</text:p>
      <text:p text:style-name="P3"/>
      <text:p text:style-name="P3"><text:tab/><text:span text:style-name="T2">No sistema Linux, é providenciado a função fork() para duplicar processos e também a função clone() para criar threads. Entretanto, o sistema Linux não distingue processos de threads. Na verdade, o sistema usa o termo tarefa ao invés de processos ou threads quando se refere a um fluxo de controle dentro de um programa. Quando clone() é chamada, é passada um set de flags que determinam quando será compartilhando entre as tarefas do filho e do pai.</text:span></text:p>
      <text:p text:style-name="P3"><text:span text:style-name="T2"/></text:p>
      <text:p text:style-name="P3"><text:span text:style-name="T2"><text:tab/></text:span>Escalonamento</text:p>
      <text:p text:style-name="P3"/>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1:23:07.752390506</meta:creation-date>
    <dc:date>2016-08-22T12:22:21.776527298</dc:date>
    <meta:editing-duration>PT15M56S</meta:editing-duration>
    <meta:editing-cycles>1</meta:editing-cycles>
    <meta:document-statistic meta:table-count="0" meta:image-count="0" meta:object-count="0" meta:page-count="2" meta:paragraph-count="15" meta:word-count="564" meta:character-count="3624" meta:non-whitespace-character-count="3063"/>
    <meta:generator>LibreOffice/5.1.4.2$Linux_X86_64 LibreOffice_project/10m0$Build-2</meta:generator>
  </office:meta>
</office:document-meta>
</file>